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f07e7" style:font-size-asian="13.1000003814697pt" style:font-size-complex="15pt"/>
    </style:style>
    <style:style style:name="P2" style:family="paragraph" style:parent-style-name="Standard">
      <style:text-properties fo:font-size="15pt" officeooo:rsid="001f07e7" officeooo:paragraph-rsid="001f07e7" style:font-size-asian="13.1000003814697pt" style:font-size-complex="15pt"/>
    </style:style>
    <style:style style:name="P3" style:family="paragraph" style:parent-style-name="Standard">
      <style:text-properties fo:font-size="24pt" style:text-underline-style="solid" style:text-underline-width="auto" style:text-underline-color="font-color" fo:font-weight="bold" officeooo:rsid="001f07e7" officeooo:paragraph-rsid="001f07e7" style:font-size-asian="21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CTACTOE - AUFGABEN</text:p>
      <text:p text:style-name="P2"/>
      <text:p text:style-name="P2">1. Bug beheben</text:p>
      <text:p text:style-name="P2">2. Mehrspieler</text:p>
      <text:p text:style-name="P1">3. Computer soll stärker werden</text:p>
      <text:p text:style-name="P2">4. bessere grafik</text:p>
      <text:p text:style-name="P2">5. online Mehrspieler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4:42:43.265000000</meta:creation-date>
    <dc:date>2019-01-12T14:49:22.878000000</dc:date>
    <meta:editing-duration>PT6M42S</meta:editing-duration>
    <meta:editing-cycles>1</meta:editing-cycles>
    <meta:document-statistic meta:table-count="0" meta:image-count="0" meta:object-count="0" meta:page-count="1" meta:paragraph-count="6" meta:word-count="19" meta:character-count="117" meta:non-whitespace-character-count="104"/>
    <meta:generator>LibreOffice/5.2.3.3$Windows_X86_64 LibreOffice_project/d54a8868f08a7b39642414cf2c8ef2f228f780cf</meta:generator>
  </office:meta>
</office:document-meta>
</file>